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SUMA PUMASUPA, HAYDEE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EM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SUMA PUMASUPA, HAYDEE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1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3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FR ROJO:</text:p>
          </table:table-cell>
          <table:covered-table-cell/>
          <table:table-cell table:style-name="Tabla1.C5" table:number-columns-spanned="2" office:value-type="string">
            <text:p text:style-name="P19">7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8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573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0:46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981162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7T22:09:04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